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" fo:font-size="10pt" officeooo:rsid="000ccf10" officeooo:paragraph-rsid="000f4cb1" style:font-size-asian="10pt" style:font-size-complex="10pt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" officeooo:rsid="000ccf10" officeooo:paragraph-rsid="000ccf10"/>
    </style:style>
    <style:style style:name="P3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Helvetica"/>
    </style:style>
    <style:style style:name="P4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Helvetica" officeooo:paragraph-rsid="000ccf10"/>
    </style:style>
    <style:style style:name="P5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0ccf10" officeooo:paragraph-rsid="000ccf10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/>
      <style:text-properties style:font-name="Helvetica" officeooo:rsid="000ccf10" officeooo:paragraph-rsid="000ccf10"/>
    </style:style>
    <style:style style:name="P7" style:family="paragraph" style:parent-style-name="Standard">
      <style:text-properties style:font-name="Helvetica"/>
    </style:style>
    <style:style style:name="T1" style:family="text">
      <style:text-properties officeooo:rsid="000ccf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/>
      <text:p text:style-name="P4"/>
      <text:p text:style-name="P3"/>
      <text:p text:style-name="P2">[TODAY]</text:p>
      <text:p text:style-name="P2">State of Texas</text:p>
      <text:p text:style-name="P2"/>
      <text:p text:style-name="P2"/>
      <text:p text:style-name="P2"/>
      <text:p text:style-name="P7">I, <text:span text:style-name="T1">[NAME]</text:span>, certify that; I am employed by <text:span text:style-name="T1">[COMPANY]</text:span>; that on the</text:p>
      <text:p text:style-name="P7">day(s) of <text:span text:style-name="T1">[DATE]</text:span> we conducted and or supervised the taking of MWD surveys for <text:span text:style-name="T1">[WELL_NAME]</text:span> from a depth of <text:span text:style-name="T1">[START]</text:span> feet to a depth of <text:span text:style-name="T1">[END]</text:span> feet; that the data is true, correct, complete, and within the limitations of the tool as set forth by <text:span text:style-name="T1">[COMPANY]</text:span>; that I am authorized and qualified to make this report; that this survey was conducted accordingly at the request of <text:span text:style-name="T1">[CLIENT]</text:span>; that I reviewed this report and find it conforms to the principles and procedures as set forth by <text:span text:style-name="T1">[COMPANY]</text:span>.</text:p>
      <text:p text:style-name="P2"/>
      <text:p text:style-name="P2"/>
      <text:p text:style-name="P2"/>
      <text:p text:style-name="P2"/>
      <text:p text:style-name="P2"/>
      <text:p text:style-name="P6">[NAME]</text:p>
      <text:p text:style-name="P2"/>
      <text:p text:style-name="P2"/>
      <text:p text:style-name="P2"/>
      <text:p text:style-name="P2"/>
      <text:p text:style-name="P2"/>
      <text:p text:style-name="P2">_____________________________</text:p>
      <text:p text:style-name="P6">[NAME]</text:p>
      <text:p text:style-name="P2">[TITLE]</text:p>
      <text:p text:style-name="P2">[COMPANY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" fo:font-size="10pt" officeooo:rsid="000ccf10" officeooo:paragraph-rsid="000f4cb1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[ADDRESS_1]</text:p>
        <text:p text:style-name="MP1">[ADDRESS_2]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9:03:00.654862000</meta:creation-date>
    <dc:date>2014-03-28T16:02:21.971012000</dc:date>
    <meta:editing-duration>PT2M31S</meta:editing-duration>
    <meta:editing-cycles>9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1" meta:word-count="109" meta:character-count="652" meta:non-whitespace-character-count="554"/>
  </office:meta>
</office:document-meta>
</file>